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508f" draw:textarea-horizontal-align="justify" draw:textarea-vertical-align="middle" draw:auto-grow-height="false" fo:min-height="1.448cm" fo:min-width="3.036cm"/>
    </style:style>
    <style:style style:name="gr2" style:family="graphic" style:parent-style-name="standard">
      <style:graphic-properties draw:fill="solid" draw:fill-color="#00508f" draw:textarea-horizontal-align="justify" draw:textarea-vertical-align="middle" draw:auto-grow-height="false" fo:min-height="2.15cm" fo:min-width="4.7cm"/>
    </style:style>
    <style:style style:name="gr3" style:family="graphic" style:parent-style-name="standard">
      <style:graphic-properties draw:fill="solid" draw:fill-color="#00508f" draw:textarea-horizontal-align="justify" draw:textarea-vertical-align="middle" draw:auto-grow-height="false" fo:min-height="2.55cm" fo:min-width="6.1cm"/>
    </style:style>
    <style:style style:name="gr4" style:family="graphic" style:parent-style-name="standard">
      <style:graphic-properties draw:fill="solid" draw:fill-color="#00508f" draw:textarea-horizontal-align="justify" draw:textarea-vertical-align="middle" draw:auto-grow-height="false" fo:min-height="2.45cm" fo:min-width="6.5cm"/>
    </style:style>
    <style:style style:name="gr5" style:family="graphic" style:parent-style-name="standard">
      <style:graphic-properties draw:fill="solid" draw:fill-color="#00508f" draw:textarea-horizontal-align="justify" draw:textarea-vertical-align="middle" draw:auto-grow-height="false" fo:min-height="1.942cm" fo:min-width="4.3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74cm" fo:min-width="0.632cm"/>
    </style:style>
    <style:style style:name="gr8" style:family="graphic" style:parent-style-name="standard">
      <style:graphic-properties draw:fill="solid" draw:fill-color="#00508f" draw:textarea-horizontal-align="justify" draw:textarea-vertical-align="middle" draw:auto-grow-height="false" fo:min-height="0.74cm" fo:min-width="0.632cm"/>
    </style:style>
    <style:style style:name="gr9" style:family="graphic" style:parent-style-name="standard">
      <style:graphic-properties draw:fill="solid" draw:fill-color="#00508f" draw:textarea-horizontal-align="justify" draw:textarea-vertical-align="middle" draw:auto-grow-height="false" fo:min-height="0.528cm" fo:min-width="0.702cm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="solid" draw:fill-color="#00508f"/>
      <style:paragraph-properties fo:text-align="center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508f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2" draw:id="id2" draw:layer="layout" svg:width="5cm" svg:height="2.4cm" svg:x="7.6cm" svg:y="2.1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6.7cm" svg:height="2.4cm" svg:x="7.1cm" svg:y="5.8cm">
          <text:p text:style-name="P1"><text:span text:style-name="T1">Liczba powtórzeń pętli</text:span></text:p>
          <text:p text:style-name="P1"><text:span text:style-name="T1">&lt; 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6.6cm" svg:height="2.8cm" svg:x="7.2cm" svg:y="10.5cm">
          <text:p text:style-name="P1"><text:span text:style-name="T1">Jeżeli:</text:span></text:p>
          <text:p text:style-name="P1"><text:span text:style-name="T1">a % 2 == 0 i</text:span></text:p>
          <text:p text:style-name="P1"><text:span text:style-name="T1">a % 3 == 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7cm" svg:height="2.7cm" svg:x="7.2cm" svg:y="18.4cm">
          <text:p text:style-name="P1"><text:span text:style-name="T1">Drukuj „a”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6.9cm" svg:height="3.1cm" svg:x="7.3cm" svg:y="23.5cm">
          <text:p text:style-name="P1"><text:span text:style-name="T1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0.1cm" svg:y1="4.7cm" svg:x2="10.1cm" svg:y2="5.8cm">
          <text:p/>
        </draw:line>
        <draw:custom-shape draw:style-name="gr7" draw:text-style-name="P4" draw:layer="layout" svg:width="1.6cm" svg:height="1.4cm" svg:x="2.2cm" svg:y="13.2cm">
          <text:p text:style-name="P4">N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6" draw:id="id6" draw:layer="layout" svg:width="1.6cm" svg:height="1.3cm" svg:x="4.3cm" svg:y="4.9cm">
          <text:p text:style-name="P1">N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7" draw:id="id7" draw:layer="layout" svg:width="1.7cm" svg:height="1.1cm" svg:x="9.6cm" svg:y="15.6cm">
          <text:p text:style-name="P4">T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8" draw:id="id8" draw:layer="layout" svg:width="1.6cm" svg:height="1.4cm" svg:x="2.201cm" svg:y="13.201cm">
          <text:p text:style-name="P1"><text:span text:style-name="T1">N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" draw:id="id4" draw:layer="layout" svg:width="2cm" svg:height="1.3cm" svg:x="15.8cm" svg:y="6.4cm">
          <text:p text:style-name="P1"><text:span text:style-name="T1">Ta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14.2cm" svg:y1="19.75cm" svg:x2="12.6cm" svg:y2="3.3cm" draw:start-shape="id1" draw:start-glue-point="1" draw:end-shape="id2" svg:d="M14200 19750h501v-16450h-2101" svg:viewBox="0 0 2102 16451">
          <text:p/>
        </draw:connector>
        <draw:connector draw:style-name="gr6" draw:text-style-name="P3" draw:layer="layout" svg:x1="13.8cm" svg:y1="7cm" svg:x2="15.8cm" svg:y2="7.05cm" draw:start-shape="id3" draw:start-glue-point="1" draw:end-shape="id4" draw:end-glue-point="6" svg:d="M13800 7000h1000v50h1000" svg:viewBox="0 0 2001 51">
          <text:p/>
        </draw:connector>
        <draw:connector draw:style-name="gr6" draw:text-style-name="P3" draw:layer="layout" svg:x1="16.8cm" svg:y1="7.7cm" svg:x2="13.8cm" svg:y2="11.9cm" draw:start-shape="id4" draw:start-glue-point="8" draw:end-shape="id5" draw:end-glue-point="1" svg:d="M16800 7700v4200h-3000" svg:viewBox="0 0 3001 4201">
          <text:p/>
        </draw:connector>
        <draw:connector draw:style-name="gr6" draw:text-style-name="P3" draw:layer="layout" svg:x1="5.1cm" svg:y1="4.9cm" svg:x2="7.6cm" svg:y2="3.3cm" draw:start-shape="id6" draw:start-glue-point="4" draw:end-shape="id2" draw:end-glue-point="6" svg:d="M5100 4900v-1600h2500" svg:viewBox="0 0 2501 1601">
          <text:p/>
        </draw:connector>
        <draw:connector draw:style-name="gr6" draw:text-style-name="P3" draw:layer="layout" svg:x1="7.2cm" svg:y1="11.9cm" svg:x2="5.1cm" svg:y2="6.2cm" draw:start-shape="id5" draw:start-glue-point="3" draw:end-shape="id6" draw:end-glue-point="8" svg:d="M7200 11900h-2100v-5700" svg:viewBox="0 0 2101 5701">
          <text:p/>
        </draw:connector>
        <draw:connector draw:style-name="gr6" draw:text-style-name="P3" draw:layer="layout" svg:x1="10.5cm" svg:y1="13.3cm" svg:x2="10.45cm" svg:y2="15.6cm" draw:start-shape="id5" draw:start-glue-point="2" draw:end-shape="id7" draw:end-glue-point="4" svg:d="M10500 13300v1150h-50v1150" svg:viewBox="0 0 51 2301">
          <text:p/>
        </draw:connector>
        <draw:connector draw:style-name="gr6" draw:text-style-name="P3" draw:layer="layout" svg:x1="10.45cm" svg:y1="16.7cm" svg:x2="10.7cm" svg:y2="18.4cm" draw:start-shape="id7" draw:start-glue-point="8" draw:end-shape="id1" svg:d="M10450 16700v851h250v849" svg:viewBox="0 0 251 1701">
          <text:p/>
        </draw:connector>
        <draw:connector draw:style-name="gr6" draw:text-style-name="P3" draw:layer="layout" svg:x1="7.1cm" svg:y1="7cm" svg:x2="3.001cm" svg:y2="13.201cm" draw:start-shape="id3" draw:start-glue-point="3" draw:end-shape="id8" draw:end-glue-point="4" svg:d="M7100 7000h-4099v6201" svg:viewBox="0 0 4100 6202">
          <text:p/>
        </draw:connector>
        <draw:connector draw:style-name="gr6" draw:text-style-name="P3" draw:layer="layout" svg:x1="3.001cm" svg:y1="14.601cm" svg:x2="7.3cm" svg:y2="25.05cm" draw:start-shape="id8" draw:start-glue-point="8" draw:end-shape="id9" draw:end-glue-point="6" svg:d="M3001 14601v10449h4299" svg:viewBox="0 0 4300 104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9:21:06.306778476</meta:creation-date>
    <dc:date>2018-10-09T19:48:03.783000000</dc:date>
    <meta:editing-duration>PT13M1S</meta:editing-duration>
    <meta:editing-cycles>2</meta:editing-cycles>
    <meta:generator>LibreOffice/6.0.4.2$Windows_X86_64 LibreOffice_project/9b0d9b32d5dcda91d2f1a96dc04c645c450872bf</meta:generator>
    <meta:document-statistic meta:object-count="20"/>
  </office:meta>
</office:document-meta>
</file>